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EL</text:p>
          </table:table-cell>
          <table:table-cell office:value-type="float" office:value="2000">
            <text:p>2000</text:p>
          </table:table-cell>
          <table:table-cell office:value-type="float" office:value="105170">
            <text:p>105170</text:p>
          </table:table-cell>
          <table:table-cell table:number-columns-repeated="9"/>
        </table:table-row>
        <table:table-row table:style-name="ro1">
          <table:table-cell office:value-type="string">
            <text:p>EL</text:p>
          </table:table-cell>
          <table:table-cell office:value-type="float" office:value="2001">
            <text:p>2001</text:p>
          </table:table-cell>
          <table:table-cell office:value-type="float" office:value="102559">
            <text:p>102559</text:p>
          </table:table-cell>
          <table:table-cell table:number-columns-repeated="9"/>
        </table:table-row>
        <table:table-row table:style-name="ro1">
          <table:table-cell office:value-type="string">
            <text:p>EL</text:p>
          </table:table-cell>
          <table:table-cell office:value-type="float" office:value="2002">
            <text:p>2002</text:p>
          </table:table-cell>
          <table:table-cell office:value-type="float" office:value="103915">
            <text:p>103915</text:p>
          </table:table-cell>
          <table:table-cell table:number-columns-repeated="9"/>
        </table:table-row>
        <table:table-row table:style-name="ro1">
          <table:table-cell office:value-type="string">
            <text:p>EL</text:p>
          </table:table-cell>
          <table:table-cell office:value-type="float" office:value="2003">
            <text:p>2003</text:p>
          </table:table-cell>
          <table:table-cell office:value-type="float" office:value="105529">
            <text:p>105529</text:p>
          </table:table-cell>
          <table:table-cell table:number-columns-repeated="9"/>
        </table:table-row>
        <table:table-row table:style-name="ro1">
          <table:table-cell office:value-type="string">
            <text:p>EL</text:p>
          </table:table-cell>
          <table:table-cell office:value-type="float" office:value="2004">
            <text:p>2004</text:p>
          </table:table-cell>
          <table:table-cell office:value-type="float" office:value="104942">
            <text:p>104942</text:p>
          </table:table-cell>
          <table:table-cell table:number-columns-repeated="9"/>
        </table:table-row>
        <table:table-row table:style-name="ro1">
          <table:table-cell office:value-type="string">
            <text:p>EL</text:p>
          </table:table-cell>
          <table:table-cell office:value-type="float" office:value="2005">
            <text:p>2005</text:p>
          </table:table-cell>
          <table:table-cell office:value-type="float" office:value="105091">
            <text:p>105091</text:p>
          </table:table-cell>
          <table:table-cell table:number-columns-repeated="9"/>
        </table:table-row>
        <table:table-row table:style-name="ro1">
          <table:table-cell office:value-type="string">
            <text:p>EL</text:p>
          </table:table-cell>
          <table:table-cell office:value-type="float" office:value="2006">
            <text:p>2006</text:p>
          </table:table-cell>
          <table:table-cell office:value-type="float" office:value="105476">
            <text:p>105476</text:p>
          </table:table-cell>
          <table:table-cell table:number-columns-repeated="9"/>
        </table:table-row>
        <table:table-row table:style-name="ro1">
          <table:table-cell office:value-type="string">
            <text:p>EL</text:p>
          </table:table-cell>
          <table:table-cell office:value-type="float" office:value="2007">
            <text:p>2007</text:p>
          </table:table-cell>
          <table:table-cell office:value-type="float" office:value="109895">
            <text:p>109895</text:p>
          </table:table-cell>
          <table:table-cell table:number-columns-repeated="9"/>
        </table:table-row>
        <table:table-row table:style-name="ro1">
          <table:table-cell office:value-type="string">
            <text:p>EL</text:p>
          </table:table-cell>
          <table:table-cell office:value-type="float" office:value="2008">
            <text:p>2008</text:p>
          </table:table-cell>
          <table:table-cell office:value-type="float" office:value="107979">
            <text:p>107979</text:p>
          </table:table-cell>
          <table:table-cell table:number-columns-repeated="9"/>
        </table:table-row>
        <table:table-row table:style-name="ro1">
          <table:table-cell office:value-type="string">
            <text:p>EL</text:p>
          </table:table-cell>
          <table:table-cell office:value-type="float" office:value="2009">
            <text:p>2009</text:p>
          </table:table-cell>
          <table:table-cell office:value-type="float" office:value="108316">
            <text:p>108316</text:p>
          </table:table-cell>
          <table:table-cell table:number-columns-repeated="9"/>
        </table:table-row>
        <table:table-row table:style-name="ro1">
          <table:table-cell office:value-type="string">
            <text:p>EL</text:p>
          </table:table-cell>
          <table:table-cell office:value-type="float" office:value="2010">
            <text:p>2010</text:p>
          </table:table-cell>
          <table:table-cell office:value-type="float" office:value="109084">
            <text:p>109084</text:p>
          </table:table-cell>
          <table:table-cell table:number-columns-repeated="9"/>
        </table:table-row>
        <table:table-row table:style-name="ro1">
          <table:table-cell office:value-type="string">
            <text:p>EL</text:p>
          </table:table-cell>
          <table:table-cell office:value-type="float" office:value="2011">
            <text:p>2011</text:p>
          </table:table-cell>
          <table:table-cell office:value-type="float" office:value="111099">
            <text:p>111099</text:p>
          </table:table-cell>
          <table:table-cell table:number-columns-repeated="9"/>
        </table:table-row>
        <table:table-row table:style-name="ro1">
          <table:table-cell office:value-type="string">
            <text:p>EL</text:p>
          </table:table-cell>
          <table:table-cell office:value-type="float" office:value="2012">
            <text:p>2012</text:p>
          </table:table-cell>
          <table:table-cell office:value-type="float" office:value="116668">
            <text:p>116668</text:p>
          </table:table-cell>
          <table:table-cell table:number-columns-repeated="9"/>
        </table:table-row>
        <table:table-row table:style-name="ro1">
          <table:table-cell office:value-type="string">
            <text:p>EL</text:p>
          </table:table-cell>
          <table:table-cell office:value-type="float" office:value="2013">
            <text:p>2013</text:p>
          </table:table-cell>
          <table:table-cell office:value-type="float" office:value="111794">
            <text:p>111794</text:p>
          </table:table-cell>
          <table:table-cell table:number-columns-repeated="9"/>
        </table:table-row>
        <table:table-row table:style-name="ro1">
          <table:table-cell office:value-type="string">
            <text:p>EL</text:p>
          </table:table-cell>
          <table:table-cell office:value-type="float" office:value="2014">
            <text:p>2014</text:p>
          </table:table-cell>
          <table:table-cell office:value-type="float" office:value="113740">
            <text:p>113740</text:p>
          </table:table-cell>
          <table:table-cell table:number-columns-repeated="9"/>
        </table:table-row>
        <table:table-row table:style-name="ro1">
          <table:table-cell office:value-type="string">
            <text:p>EL</text:p>
          </table:table-cell>
          <table:table-cell office:value-type="float" office:value="2015">
            <text:p>2015</text:p>
          </table:table-cell>
          <table:table-cell office:value-type="float" office:value="121183">
            <text:p>121183</text:p>
          </table:table-cell>
          <table:table-cell table:number-columns-repeated="9"/>
        </table:table-row>
        <table:table-row table:style-name="ro1">
          <table:table-cell office:value-type="string">
            <text:p>EL</text:p>
          </table:table-cell>
          <table:table-cell office:value-type="float" office:value="2016">
            <text:p>2016</text:p>
          </table:table-cell>
          <table:table-cell office:value-type="float" office:value="118788">
            <text:p>118788</text:p>
          </table:table-cell>
          <table:table-cell table:number-columns-repeated="9"/>
        </table:table-row>
        <table:table-row table:style-name="ro1">
          <table:table-cell office:value-type="string">
            <text:p>EL</text:p>
          </table:table-cell>
          <table:table-cell office:value-type="float" office:value="2017">
            <text:p>2017</text:p>
          </table:table-cell>
          <table:table-cell office:value-type="float" office:value="124495">
            <text:p>124495</text:p>
          </table:table-cell>
          <table:table-cell table:number-columns-repeated="9"/>
        </table:table-row>
        <table:table-row table:style-name="ro1">
          <table:table-cell office:value-type="string">
            <text:p>EL</text:p>
          </table:table-cell>
          <table:table-cell office:value-type="float" office:value="2018">
            <text:p>2018</text:p>
          </table:table-cell>
          <table:table-cell office:value-type="float" office:value="120291">
            <text:p>120291</text:p>
          </table:table-cell>
          <table:table-cell table:number-columns-repeated="9"/>
        </table:table-row>
        <table:table-row table:style-name="ro1">
          <table:table-cell office:value-type="string">
            <text:p>EL</text:p>
          </table:table-cell>
          <table:table-cell office:value-type="float" office:value="2019">
            <text:p>2019</text:p>
          </table:table-cell>
          <table:table-cell office:value-type="float" office:value="124954">
            <text:p>124954</text:p>
          </table:table-cell>
          <table:table-cell table:number-columns-repeated="9"/>
        </table:table-row>
        <table:table-row table:style-name="ro1">
          <table:table-cell office:value-type="string">
            <text:p>EL</text:p>
          </table:table-cell>
          <table:table-cell office:value-type="float" office:value="2020">
            <text:p>2020</text:p>
          </table:table-cell>
          <table:table-cell office:value-type="float" office:value="131025">
            <text:p>131025</text:p>
          </table:table-cell>
          <table:table-cell table:formula="of:=FORECAST([.B22];[.$C$17:.$C$21];[.$B$17:.$B$21])" office:value-type="float" office:value="124655.7">
            <text:p>124655,7</text:p>
          </table:table-cell>
          <table:table-cell table:formula="of:=ROUND([.D22];0)" office:value-type="float" office:value="124656">
            <text:p>124656</text:p>
          </table:table-cell>
          <table:table-cell table:formula="of:=[.C22]-[.E22]" office:value-type="float" office:value="6369">
            <text:p>6369</text:p>
          </table:table-cell>
          <table:table-cell table:formula="of:=[.F22]/[.E22]*100" office:value-type="float" office:value="5.10926068540624">
            <text:p>5,1092606854</text:p>
          </table:table-cell>
          <table:table-cell table:formula="of:=ROUND([.F45]-[.F47];0)" office:value-type="float" office:value="112554">
            <text:p>112554</text:p>
          </table:table-cell>
          <table:table-cell table:formula="of:=ROUND([.F45]+[.F47];0)" office:value-type="float" office:value="136758">
            <text:p>136758</text:p>
          </table:table-cell>
          <table:table-cell table:formula="of:=[.C22]-[.I22]" office:value-type="float" office:value="-5733">
            <text:p>-5733</text:p>
          </table:table-cell>
          <table:table-cell table:formula="of:=[.C22]-[.H22]" office:value-type="float" office:value="18471">
            <text:p>18471</text:p>
          </table:table-cell>
          <table:table-cell/>
        </table:table-row>
        <table:table-row table:style-name="ro1">
          <table:table-cell office:value-type="string">
            <text:p>EL</text:p>
          </table:table-cell>
          <table:table-cell office:value-type="float" office:value="2021">
            <text:p>2021</text:p>
          </table:table-cell>
          <table:table-cell office:value-type="float" office:value="143923">
            <text:p>143923</text:p>
          </table:table-cell>
          <table:table-cell table:formula="of:=FORECAST([.B23];[.$C$17:.$C$21];[.$B$17:.$B$21])" office:value-type="float" office:value="125560.2">
            <text:p>125560,2</text:p>
          </table:table-cell>
          <table:table-cell table:formula="of:=ROUND([.D23];0)" office:value-type="float" office:value="125560">
            <text:p>125560</text:p>
          </table:table-cell>
          <table:table-cell table:formula="of:=[.C23]-[.E23]" office:value-type="float" office:value="18363">
            <text:p>18363</text:p>
          </table:table-cell>
          <table:table-cell table:formula="of:=[.F23]/[.E23]*100" office:value-type="float" office:value="14.6248805352023">
            <text:p>14,6248805352</text:p>
          </table:table-cell>
          <table:table-cell table:formula="of:=ROUND([.F54]-[.F56];0)" office:value-type="float" office:value="111586">
            <text:p>111586</text:p>
          </table:table-cell>
          <table:table-cell table:formula="of:=ROUND([.F54]+[.F56];0)" office:value-type="float" office:value="139534">
            <text:p>139534</text:p>
          </table:table-cell>
          <table:table-cell table:formula="of:=[.C23]-[.I23]" office:value-type="float" office:value="4389">
            <text:p>4389</text:p>
          </table:table-cell>
          <table:table-cell table:formula="of:=[.C23]-[.H23]" office:value-type="float" office:value="32337">
            <text:p>32337</text:p>
          </table:table-cell>
          <table:table-cell/>
        </table:table-row>
        <table:table-row table:style-name="ro1">
          <table:table-cell office:value-type="string">
            <text:p>EL</text:p>
          </table:table-cell>
          <table:table-cell office:value-type="float" office:value="2022">
            <text:p>2022</text:p>
          </table:table-cell>
          <table:table-cell office:value-type="float" office:value="142573">
            <text:p>142573</text:p>
          </table:table-cell>
          <table:table-cell table:formula="of:=FORECAST([.B24];[.$C$17:.$C$21];[.$B$17:.$B$21])" office:value-type="float" office:value="126464.7">
            <text:p>126464,7</text:p>
          </table:table-cell>
          <table:table-cell table:formula="of:=ROUND([.D24];0)" office:value-type="float" office:value="126465">
            <text:p>126465</text:p>
          </table:table-cell>
          <table:table-cell table:formula="of:=[.C24]-[.E24]" office:value-type="float" office:value="16108">
            <text:p>16108</text:p>
          </table:table-cell>
          <table:table-cell table:formula="of:=[.F24]/[.E24]*100" office:value-type="float" office:value="12.7371209425533">
            <text:p>12,7371209426</text:p>
          </table:table-cell>
          <table:table-cell table:formula="of:=ROUND([.F63]-[.F65];0)" office:value-type="float" office:value="110401">
            <text:p>110401</text:p>
          </table:table-cell>
          <table:table-cell table:formula="of:=ROUND([.F63]+[.F65];0)" office:value-type="float" office:value="142529">
            <text:p>142529</text:p>
          </table:table-cell>
          <table:table-cell table:formula="of:=[.C24]-[.I24]" office:value-type="float" office:value="44">
            <text:p>44</text:p>
          </table:table-cell>
          <table:table-cell table:formula="of:=[.C24]-[.H24]" office:value-type="float" office:value="32172">
            <text:p>32172</text:p>
          </table:table-cell>
          <table:table-cell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2:.C24])" office:value-type="float" office:value="417521">
            <text:p>417521</text:p>
          </table:table-cell>
          <table:table-cell/>
          <table:table-cell table:formula="of:=SUM([.E22:.E24])" office:value-type="float" office:value="376681">
            <text:p>376681</text:p>
          </table:table-cell>
          <table:table-cell table:formula="of:=SUM([.F22:.F24])" office:value-type="float" office:value="40840">
            <text:p>40840</text:p>
          </table:table-cell>
          <table:table-cell table:formula="of:=[.F25]/[.E25]*100" office:value-type="float" office:value="10.8420653019398">
            <text:p>10,8420653019</text:p>
          </table:table-cell>
          <table:table-cell table:formula="of:=SUM([.H22:.H24])" office:value-type="float" office:value="334541">
            <text:p>334541</text:p>
          </table:table-cell>
          <table:table-cell table:formula="of:=SUM([.I22:.I24])" office:value-type="float" office:value="418821">
            <text:p>418821</text:p>
          </table:table-cell>
          <table:table-cell table:formula="of:=SUM([.J22:.J24])" office:value-type="float" office:value="-1300">
            <text:p>-1300</text:p>
          </table:table-cell>
          <table:table-cell table:formula="of:=SUM([.K22:.K24])" office:value-type="float" office:value="82980">
            <text:p>82980</text:p>
          </table:table-cell>
          <table:table-cell table:formula="of:=[.J25]/[.E25]*100" office:value-type="float" office:value="-0.345119610492698">
            <text:p>-0,345119610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904.5">
            <text:p>904,5</text:p>
          </table:table-cell>
          <table:table-cell office:value-type="float" office:value="-1702434.3">
            <text:p>-1702434,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29.826252899743">
            <text:p>829,8262528997</text:p>
          </table:table-cell>
          <table:table-cell office:value-type="float" office:value="1673759.96351482">
            <text:p>1673759,96351482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28367995593052">
            <text:p>0,2836799559</text:p>
          </table:table-cell>
          <table:table-cell office:value-type="float" office:value="2624.14102136299">
            <text:p>2624,14102136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.18807211223174">
            <text:p>1,1880721122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181202.49995117">
            <text:p>8181202,49995117</text:p>
          </table:table-cell>
          <table:table-cell office:value-type="float" office:value="20658348.3000488">
            <text:p>20658348,300048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1.0899872073694">
            <text:p>1,0899872074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355440309448012">
            <text:p>0,3554403094</text:p>
          </table:table-cell>
          <table:table-cell table:formula="of:=TDIST(ABS([.$E$34]);[.$F$30];1)" office:value-type="float" office:value="0.177720154724006">
            <text:p>0,1777201547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2624.14102136299">
            <text:p>2624,141021363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124655.7">
            <text:p>124655,7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12102.0210107847">
            <text:p>12102,0210107847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44]-[.F41])^2/[.F43])" office:value-type="float" office:value="3802.74161757014">
            <text:p>3802,741617570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112553.678989215">
            <text:p>112553,678989215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136757.721010785">
            <text:p>136757,721010785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125560.2">
            <text:p>125560,2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5]*[.F42]*SQRT(1+1/[.F39]+([.F53]-[.F41])^2/[.F43])" office:value-type="float" office:value="13974.2101766301">
            <text:p>13974,2101766301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53]-[.F41])^2/[.F43])" office:value-type="float" office:value="4391.02779312543">
            <text:p>4391,0277931254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4]-[.F56]" office:value-type="float" office:value="111585.98982337">
            <text:p>111585,98982337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4]+[.F56]" office:value-type="float" office:value="139534.41017663">
            <text:p>139534,41017663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126464.7">
            <text:p>126464,7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4]*[.F42]*SQRT(1+1/[.F39]+([.F62]-[.F41])^2/[.F43])" office:value-type="float" office:value="16063.8306588829">
            <text:p>16063,8306588829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62]-[.F41])^2/[.F43])" office:value-type="float" office:value="5047.63603779036">
            <text:p>5047,6360377904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3]-[.F65]" office:value-type="float" office:value="110400.869341117">
            <text:p>110400,869341117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3]+[.F65]" office:value-type="float" office:value="142528.530658883">
            <text:p>142528,530658883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121942.2">
            <text:p>121942,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71]*100" office:value-type="float" office:value="9.92439123681934">
            <text:p>9,9243912368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6">06.10.2023</text:date>, <text:time>11:37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10-06T11:37:00.62</dc:date>
    <dc:creator>Andrzej Bystrzycki</dc:creator>
    <meta:generator>OpenOffice.org/3.3$Win32 OpenOffice.org_project/330m20$Build-9567</meta:generator>
    <meta:editing-duration>PT27M55S</meta:editing-duration>
    <meta:editing-cycles>16</meta:editing-cycles>
    <meta:document-statistic meta:table-count="1" meta:cell-count="229" meta:object-count="0"/>
  </office:meta>
</office:document-meta>
</file>